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5958in"/>
    </style:style>
    <style:style style:name="Table2.C" style:family="table-column">
      <style:table-column-properties style:column-width="0.3792in"/>
    </style:style>
    <style:style style:name="Table2.D" style:family="table-column">
      <style:table-column-properties style:column-width="0.3722in"/>
    </style:style>
    <style:style style:name="Table2.E" style:family="table-column">
      <style:table-column-properties style:column-width="2.5in"/>
    </style:style>
    <style:style style:name="Table2.F" style:family="table-column">
      <style:table-column-properties style:column-width="1.861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1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17" style:family="table-row">
      <style:table-row-properties style:min-row-height="0.2604in" fo:keep-together="auto"/>
    </style:style>
    <style:style style:name="P1" style:family="paragraph" style:parent-style-name="Standard">
      <style:text-properties style:font-name="Calibri1"/>
    </style:style>
    <style:style style:name="P2" style:family="paragraph" style:parent-style-name="Standard">
      <style:text-properties style:font-name="Calibri1" fo:font-size="9pt" style:font-size-asian="9pt" style:font-size-complex="9pt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232b62" officeooo:paragraph-rsid="00232b62" style:font-size-asian="7pt" style:font-size-complex="7pt"/>
    </style:style>
    <style:style style:name="P5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6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text-properties style:font-name="Calibri1" officeooo:rsid="00232b62" officeooo:paragraph-rsid="00232b62"/>
    </style:style>
    <style:style style:name="P9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232b62" officeooo:paragraph-rsid="00232b62" style:font-size-asian="7pt" style:font-size-complex="7pt"/>
    </style:style>
    <style:style style:name="P10" style:family="paragraph" style:parent-style-name="List_20_Paragraph" style:list-style-name="WWNum2">
      <style:paragraph-properties fo:margin-top="0in" fo:margin-bottom="0in" style:contextual-spacing="true" fo:line-height="115%" fo:orphans="0" fo:widows="0"/>
      <style:text-properties style:font-name="Calibri1" fo:font-size="7pt" officeooo:rsid="00232b62" officeooo:paragraph-rsid="00232b62" style:font-size-asian="7pt" style:font-size-complex="7pt"/>
    </style:style>
    <style:style style:name="P11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32b62" officeooo:paragraph-rsid="00232b62" style:font-size-asian="7pt" style:font-size-complex="7pt"/>
    </style:style>
    <style:style style:name="P12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3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5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32b62" officeooo:paragraph-rsid="00232b62" style:font-size-asian="7pt" style:font-size-complex="7pt"/>
    </style:style>
    <style:style style:name="P16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32b62" officeooo:paragraph-rsid="00232b62" style:font-size-asian="7pt" style:font-size-complex="7pt"/>
    </style:style>
    <style:style style:name="P17" style:family="paragraph" style:parent-style-name="Standard">
      <style:paragraph-properties fo:line-height="115%" fo:orphans="0" fo:widows="0"/>
      <style:text-properties style:font-name="Calibri1" fo:font-size="7pt" officeooo:rsid="00259b92" officeooo:paragraph-rsid="00259b92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32b62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ect Form</text:p>
      <text:p text:style-name="P2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">Strike</text:p>
          </table:table-cell>
          <table:table-cell table:style-name="Table1.A1" office:value-type="string">
            <text:p text:style-name="P3">Block</text:p>
          </table:table-cell>
          <table:table-cell table:style-name="Table1.A1" office:value-type="string">
            <text:p text:style-name="P3">Shoot</text:p>
          </table:table-cell>
          <table:table-cell table:style-name="Table1.A1" office:value-type="string">
            <text:p text:style-name="P3">Dodge</text:p>
          </table:table-cell>
          <table:table-cell table:style-name="Table1.A1" office:value-type="string">
            <text:p text:style-name="P3">Zap</text:p>
          </table:table-cell>
        </table:table-row>
        <table:table-row table:style-name="Table1.1">
          <table:table-cell table:style-name="Table1.A1" office:value-type="string">
            <text:p text:style-name="P3">Nimble</text:p>
          </table:table-cell>
          <table:table-cell table:style-name="Table1.A1" office:value-type="string">
            <text:p text:style-name="P3">RS+3</text:p>
          </table:table-cell>
          <table:table-cell table:style-name="Table1.A1" office:value-type="string">
            <text:p text:style-name="P3">MS+2</text:p>
          </table:table-cell>
          <table:table-cell table:style-name="Table1.A1" office:value-type="string">
            <text:p text:style-name="P3">RS+1</text:p>
          </table:table-cell>
          <table:table-cell table:style-name="Table1.A1" office:value-type="string">
            <text:p text:style-name="P3">RW+4</text:p>
          </table:table-cell>
          <table:table-cell table:style-name="Table1.A1" office:value-type="string">
            <text:p text:style-name="P3">CR+0</text:p>
          </table:table-cell>
        </table:table-row>
        <table:table-row table:style-name="Table1.1">
          <table:table-cell table:style-name="Table1.A1" office:value-type="string">
            <text:p text:style-name="P3">Titan</text:p>
          </table:table-cell>
          <table:table-cell table:style-name="Table1.A1" office:value-type="string">
            <text:p text:style-name="P3">MP+4</text:p>
          </table:table-cell>
          <table:table-cell table:style-name="Table1.A1" office:value-type="string">
            <text:p text:style-name="P3">MT+3</text:p>
          </table:table-cell>
          <table:table-cell table:style-name="Table1.A1" office:value-type="string">
            <text:p text:style-name="P3">PR+2</text:p>
          </table:table-cell>
          <table:table-cell table:style-name="Table1.A1" office:value-type="string">
            <text:p text:style-name="P3">RT+0</text:p>
          </table:table-cell>
          <table:table-cell table:style-name="Table1.A1" office:value-type="string">
            <text:p text:style-name="P3">CP+1</text:p>
          </table:table-cell>
        </table:table-row>
      </table:table>
      <text:p text:style-name="P1"/>
      <text:p text:style-name="P2">Special Mechanics</text:p>
      <text:p text:style-name="P2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5">Name</text:p>
          </table:table-cell>
          <table:table-cell table:style-name="Table2.A1" office:value-type="string">
            <text:p text:style-name="P5">Category</text:p>
          </table:table-cell>
          <table:table-cell table:style-name="Table2.A1" office:value-type="string">
            <text:p text:style-name="P5">Cost</text:p>
          </table:table-cell>
          <table:table-cell table:style-name="Table2.A1" office:value-type="string">
            <text:p text:style-name="P5">Burn</text:p>
          </table:table-cell>
          <table:table-cell table:style-name="Table2.A1" office:value-type="string">
            <text:p text:style-name="P6">Effects</text:p>
          </table:table-cell>
          <table:table-cell table:style-name="Table2.A1" office:value-type="string">
            <text:p text:style-name="P5">Enhancements</text:p>
          </table:table-cell>
        </table:table-row>
        <table:table-row table:style-name="Table2.1">
          <table:table-cell table:style-name="Table2.A1" office:value-type="string">
            <text:p text:style-name="P4">360 Degree Vision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1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3755315990" text:style-name="WWNum2">
              <text:list-item>
                <text:p text:style-name="P15">Can see in all directions</text:p>
              </text:list-item>
              <text:list-item>
                <text:p text:style-name="P15">Immune (Flanking)</text:p>
              </text:list-item>
            </text:list>
          </table:table-cell>
          <table:table-cell table:style-name="Table2.A1" office:value-type="string">
            <text:list xml:id="list164345519291134" text:continue-numbering="true" text:style-name="WWNum2">
              <text:list-item>
                <text:p text:style-name="P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Agile Grappler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1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164346883148195" text:continue-numbering="true" text:style-name="WWNum2">
              <text:list-item>
                <text:p text:style-name="P15">Can use Skill to escape or maintain grapples</text:p>
              </text:list-item>
              <text:list-item>
                <text:p text:style-name="P15">Can use SKL to determine grapple damage</text:p>
              </text:list-item>
            </text:list>
          </table:table-cell>
          <table:table-cell table:style-name="Table2.A1" office:value-type="string">
            <text:list xml:id="list164345640705612" text:continue-numbering="true" text:style-name="WWNum2">
              <text:list-item>
                <text:p text:style-name="P9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Burrow</text:p>
          </table:table-cell>
          <table:table-cell table:style-name="Table2.A1" office:value-type="string">
            <text:p text:style-name="P4">Movemen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list xml:id="list164346372208962" text:continue-numbering="true" text:style-name="WWNum2">
              <text:list-item>
                <text:p text:style-name="P15">Tunnel (4) (Wood, Earth)</text:p>
              </text:list-item>
            </text:list>
          </table:table-cell>
          <table:table-cell table:style-name="Table2.A1" office:value-type="string">
            <text:list xml:id="list3226826992" text:style-name="WWNum1">
              <text:list-item>
                <text:p text:style-name="P12">Move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Carapace</text:p>
          </table:table-cell>
          <table:table-cell table:style-name="Table2.A1" office:value-type="string">
            <text:p text:style-name="P4">Armor, Inheren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164345222912449" text:continue-list="list164346372208962" text:style-name="WWNum2">
              <text:list-item>
                <text:p text:style-name="P10">Armor (4/2/0)</text:p>
              </text:list-item>
              <text:list-item>
                <text:p text:style-name="P10">Move (-1)</text:p>
              </text:list-item>
            </text:list>
          </table:table-cell>
          <table:table-cell table:style-name="Table2.A1" office:value-type="string">
            <text:list xml:id="list164345039322030" text:continue-list="list3226826992" text:style-name="WWNum1">
              <text:list-item>
                <text:p text:style-name="P12">Armor / x3 / +0B / 10P</text:p>
              </text:list-item>
              <text:list-item>
                <text:p text:style-name="P12">Resist Pierce(1) / x2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Clinging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164345333439700" text:continue-list="list164345222912449" text:style-name="WWNum2">
              <text:list-item>
                <text:p text:style-name="P15">Can cling to walls, ceilings</text:p>
              </text:list-item>
              <text:list-item>
                <text:p text:style-name="P15">Muscle (8) (Grapples, Holds)</text:p>
              </text:list-item>
            </text:list>
          </table:table-cell>
          <table:table-cell table:style-name="Table2.A1" office:value-type="string">
            <text:list xml:id="list164344968141445" text:continue-list="list164345039322030" text:style-name="WWNum1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Fly’s Reflexes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164346378021432" text:continue-list="list164345333439700" text:style-name="WWNum2">
              <text:list-item>
                <text:p text:style-name="P15">Reflex (2)</text:p>
              </text:list-item>
              <text:list-item>
                <text:p text:style-name="P15">Resist (1) (Area Damage)</text:p>
              </text:list-item>
            </text:list>
          </table:table-cell>
          <table:table-cell table:style-name="Table2.A1" office:value-type="string">
            <text:list xml:id="list164345496385808" text:continue-list="list164344968141445" text:style-name="WWNum1">
              <text:list-item>
                <text:p text:style-name="P12">Resist +1 / x2 / +0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Lift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1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164345823485508" text:continue-numbering="true" text:style-name="WWNum1">
              <text:list-item>
                <text:p text:style-name="P16">Lift Multiplier (2)</text:p>
              </text:list-item>
            </text:list>
          </table:table-cell>
          <table:table-cell table:style-name="Table2.A1" office:value-type="string">
            <text:list xml:id="list164345441974453" text:continue-numbering="true" text:style-name="WWNum1">
              <text:list-item>
                <text:p text:style-name="P12">Lift Mult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Roach’s Resilience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164345350670482" text:continue-list="list164346378021432" text:style-name="WWNum2">
              <text:list-item>
                <text:p text:style-name="P15">Toughness (2)</text:p>
              </text:list-item>
              <text:list-item>
                <text:p text:style-name="P15">Resist (1) (Chemicals)</text:p>
              </text:list-item>
              <text:list-item>
                <text:p text:style-name="P15">Resist (1) (Poison)</text:p>
              </text:list-item>
            </text:list>
          </table:table-cell>
          <table:table-cell table:style-name="Table2.A1" office:value-type="string">
            <text:list xml:id="list164345078242653" text:continue-list="list164345441974453" text:style-name="WWNum1">
              <text:list-item>
                <text:p text:style-name="P12">Resist +1 / x2 / +0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Skitter</text:p>
          </table:table-cell>
          <table:table-cell table:style-name="Table2.A1" office:value-type="string">
            <text:p text:style-name="P4">Movemen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list xml:id="list164345418482909" text:continue-list="list164345350670482" text:style-name="WWNum2">
              <text:list-item>
                <text:p text:style-name="P15">Run (10)</text:p>
              </text:list-item>
              <text:list-item>
                <text:p text:style-name="P15">Defense (1)</text:p>
              </text:list-item>
            </text:list>
          </table:table-cell>
          <table:table-cell table:style-name="Table2.A1" office:value-type="string">
            <text:list xml:id="list164345840117984" text:continue-list="list164345078242653" text:style-name="WWNum1">
              <text:list-item>
                <text:p text:style-name="P12">Move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Spider Strength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164345702826444" text:continue-list="list164345418482909" text:style-name="WWNum2">
              <text:list-item>
                <text:p text:style-name="P15">Muscle (2)</text:p>
              </text:list-item>
              <text:list-item>
                <text:p text:style-name="P15">Piercer (1) (Melee)</text:p>
              </text:list-item>
            </text:list>
          </table:table-cell>
          <table:table-cell table:style-name="Table2.A1" office:value-type="string">
            <text:list xml:id="list164346648526861" text:continue-list="list164345840117984" text:style-name="WWNum1">
              <text:list-item>
                <text:p text:style-name="P13"><text:span text:style-name="T1">Pierce</text:span><text:span text:style-name="T2">r</text:span><text:span text:style-name="T1"> +1 / x2 / +0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Sting</text:p>
          </table:table-cell>
          <table:table-cell table:style-name="Table2.A1" office:value-type="string">
            <text:p text:style-name="P4">Attack, Melee, One Targe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17">4</text:p>
          </table:table-cell>
          <table:table-cell table:style-name="Table2.A1" office:value-type="string">
            <text:list xml:id="list164346925558521" text:continue-list="list164345702826444" text:style-name="WWNum2">
              <text:list-item>
                <text:p text:style-name="P15">Damage (2d8 + MUS) (Physical, Stab)</text:p>
              </text:list-item>
            </text:list>
          </table:table-cell>
          <table:table-cell table:style-name="Table2.A1" office:value-type="string">
            <text:list xml:id="list164345222032495" text:continue-list="list164346648526861" text:style-name="WWNum1">
              <text:list-item>
                <text:p text:style-name="P12">Accuracy +2 / x2 / +0B / 10P</text:p>
              </text:list-item>
              <text:list-item>
                <text:p text:style-name="P12">Burn -1 / x3 / -- / 10P</text:p>
              </text:list-item>
              <text:list-item>
                <text:p text:style-name="P12">Dmg Die / x3 / +1B / 10P</text:p>
              </text:list-item>
              <text:list-item>
                <text:p text:style-name="P12">Dmg Die / x3 / -2A / 10P</text:p>
              </text:list-item>
              <text:list-item>
                <text:p text:style-name="P12">Pierce +1 / x3 / +0B / 10P</text:p>
              </text:list-item>
            </text:list>
          </table:table-cell>
        </table:table-row>
        <table:table-row table:style-name="Table2.1">
          <table:table-cell table:style-name="Table2.A13" office:value-type="string">
            <text:p text:style-name="P4">Stink Bug</text:p>
          </table:table-cell>
          <table:table-cell table:style-name="Table2.A13" office:value-type="string">
            <text:p text:style-name="P4">Attack, Area, Point-Blank</text:p>
          </table:table-cell>
          <table:table-cell table:style-name="Table2.A13" office:value-type="string">
            <text:p text:style-name="P4">20</text:p>
          </table:table-cell>
          <table:table-cell table:style-name="Table2.A13" office:value-type="string">
            <text:p text:style-name="P4">8</text:p>
          </table:table-cell>
          <table:table-cell table:style-name="Table2.A13" office:value-type="string">
            <text:list xml:id="list164344973642383" text:continue-numbering="true" text:style-name="WWNum1">
              <text:list-item>
                <text:p text:style-name="P16">Cone (3)</text:p>
              </text:list-item>
              <text:list-item>
                <text:p text:style-name="P16">Sickened (Power, Toughness)</text:p>
              </text:list-item>
            </text:list>
          </table:table-cell>
          <table:table-cell table:style-name="Table2.A13" office:value-type="string">
            <text:list xml:id="list164346575645767" text:continue-numbering="true" text:style-name="WWNum1">
              <text:list-item>
                <text:p text:style-name="P12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Tank</text:p>
          </table:table-cell>
          <table:table-cell table:style-name="Table2.A1" office:value-type="string">
            <text:p text:style-name="P4">Trai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list xml:id="list164346022942439" text:continue-list="list164346925558521" text:style-name="WWNum2">
              <text:list-item>
                <text:p text:style-name="P15">Hit Points (4)</text:p>
              </text:list-item>
            </text:list>
          </table:table-cell>
          <table:table-cell table:style-name="Table2.A1" office:value-type="string">
            <text:list xml:id="list164346488015512" text:continue-list="list164346575645767" text:style-name="WWNum1">
              <text:list-item>
                <text:p text:style-name="P12">More Hits – Hits +4 / x2 / +0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Venom</text:p>
          </table:table-cell>
          <table:table-cell table:style-name="Table2.A1" office:value-type="string">
            <text:p text:style-name="P4">Adder, Attack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2</text:p>
          </table:table-cell>
          <table:table-cell table:style-name="Table2.A1" office:value-type="string">
            <text:list xml:id="list164345550602895" text:continue-list="list164346022942439" text:style-name="WWNum2">
              <text:list-item>
                <text:p text:style-name="P15">Envenomed (Toughness)</text:p>
              </text:list-item>
            </text:list>
          </table:table-cell>
          <table:table-cell table:style-name="Table2.A1" office:value-type="string">
            <text:list xml:id="list164345415952701" text:continue-list="list164346488015512" text:style-name="WWNum1">
              <text:list-item>
                <text:p text:style-name="P12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>Web</text:p>
          </table:table-cell>
          <table:table-cell table:style-name="Table2.A1" office:value-type="string">
            <text:p text:style-name="P4">Attack, Ranged, One Targe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4</text:p>
          </table:table-cell>
          <table:table-cell table:style-name="Table2.A1" office:value-type="string">
            <text:list xml:id="list164345908932600" text:continue-list="list164345550602895" text:style-name="WWNum2">
              <text:list-item>
                <text:p text:style-name="P15">Entangle (4d8) (0/0/0)</text:p>
              </text:list-item>
              <text:list-item>
                <text:p text:style-name="P15">Range Band (4)</text:p>
              </text:list-item>
            </text:list>
          </table:table-cell>
          <table:table-cell table:style-name="Table2.A1" office:value-type="string">
            <text:list xml:id="list164345088200145" text:continue-list="list164345415952701" text:style-name="WWNum1">
              <text:list-item>
                <text:p text:style-name="P12">Accuracy +2 / x2 / +0B / 10P</text:p>
              </text:list-item>
              <text:list-item>
                <text:p text:style-name="P12">Burn -1 / x3 / +0B / 10P</text:p>
              </text:list-item>
              <text:list-item>
                <text:p text:style-name="P12">Entangle Die / x3 / +1B / 10P</text:p>
              </text:list-item>
              <text:list-item>
                <text:p text:style-name="P12">Poisoned – Entangled enemies take 1 point of penetrating poison damage / x1 / +1B / 10P</text:p>
              </text:list-item>
              <text:list-item>
                <text:p text:style-name="P12">Range +1 / x3 / +0B / 10P</text:p>
              </text:list-item>
              <text:list-item>
                <text:p text:style-name="P13"><text:span text:style-name="T1">Sticky – Anyone who touches the web, or attacks it with melee is </text:span><text:soft-page-break/><text:span text:style-name="T1">entangled / x1 / +1B / 10P</text:span></text:p>
              </text:list-item>
            </text:list>
          </table:table-cell>
        </table:table-row>
        <table:table-row table:style-name="Table2.17">
          <table:table-cell table:style-name="Table2.A1" office:value-type="string">
            <text:p text:style-name="P4">Wings</text:p>
          </table:table-cell>
          <table:table-cell table:style-name="Table2.A1" office:value-type="string">
            <text:p text:style-name="P4">Movemen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list xml:id="list164346616434356" text:continue-list="list164345908932600" text:style-name="WWNum2">
              <text:list-item>
                <text:p text:style-name="P15">Fly (12)</text:p>
              </text:list-item>
              <text:list-item>
                <text:p text:style-name="P15">Overland (4)</text:p>
              </text:list-item>
            </text:list>
          </table:table-cell>
          <table:table-cell table:style-name="Table2.A1" office:value-type="string">
            <text:list xml:id="list164345136039284" text:continue-list="list164345088200145" text:style-name="WWNum1">
              <text:list-item>
                <text:p text:style-name="P12">Move / x3 / +1B / 10P</text:p>
              </text:list-item>
              <text:list-item>
                <text:p text:style-name="P12">Overland +1 / x3 / +0B / 10P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%8%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39</meta:editing-cycles>
    <meta:creation-date>2022-06-06T19:36:00</meta:creation-date>
    <dc:date>2023-01-14T16:43:44.724000000</dc:date>
    <meta:editing-duration>PT4H45M30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46" meta:word-count="471" meta:character-count="1883" meta:non-whitespace-character-count="1610"/>
    <meta:user-defined meta:name="AppVersion">16.0000</meta:user-defined>
    <meta:template xlink:type="simple" xlink:actuate="onRequest" xlink:title="Normal.dotm" xlink:href=""/>
  </office:meta>
</office:document-meta>
</file>